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22100001EB3409F5B70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3.778cm" table:align="left"/>
    </style:style>
    <style:style style:name="Table1.A" style:family="table-column">
      <style:table-column-properties style:column-width="3.7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521cm" table:align="left" fo:background-color="#f9f9f9">
        <style:background-image/>
      </style:table-properties>
    </style:style>
    <style:style style:name="Table2.A" style:family="table-column">
      <style:table-column-properties style:column-width="0.859cm"/>
    </style:style>
    <style:style style:name="Table2.B" style:family="table-column">
      <style:table-column-properties style:column-width="0.771cm"/>
    </style:style>
    <style:style style:name="Table2.C" style:family="table-column">
      <style:table-column-properties style:column-width="1.891cm"/>
    </style:style>
    <style:style style:name="Table2.1" style:family="table-row">
      <style:table-row-properties fo:background-color="#ddeeff">
        <style:background-image/>
      </style:table-row-properties>
    </style:style>
    <style:style style:name="Table2.A1" style:family="table-cell">
      <style:table-cell-properties style:vertical-align="middle" fo:padding="0.049cm" fo:border="none"/>
    </style:style>
    <style:style style:name="Table2.3" style:family="table-row">
      <style:table-row-properties fo:background-color="#ddffdd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" fo:font-size="16pt" fo:language="el" fo:country="G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5pt" fo:language="el" fo:country="GR" style:text-underline-style="solid" style:text-underline-width="auto" style:text-underline-color="font-color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Tahoma" fo:font-size="15pt" fo:language="el" fo:country="GR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0.5pt" fo:language="el" fo:country="GR" fo:font-style="italic" style:font-size-asian="10.5pt" style:font-style-asian="italic" style:font-size-complex="10.5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1pt" fo:language="el" fo:country="GR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language="el" fo:country="G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6pt" fo:language="el" fo:country="GR" style:font-size-asian="16pt" style:font-size-complex="16pt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text-align="center" style:justify-single-word="false" fo:padding="0cm" fo:border="none"/>
      <style:text-properties fo:font-weight="bold"/>
    </style:style>
    <style:style style:name="P12" style:family="paragraph" style:parent-style-name="Table_20_Contents">
      <style:paragraph-properties fo:text-align="center" style:justify-single-word="false" fo:padding="0cm" fo:border="none"/>
    </style:style>
    <style:style style:name="T1" style:family="text">
      <style:text-properties style:font-name="Tahoma"/>
    </style:style>
    <style:style style:name="T2" style:family="text">
      <style:text-properties style:font-name="Tahoma" fo:font-size="11pt" fo:language="el" fo:country="GR" style:font-size-asian="11pt" style:font-size-complex="11pt"/>
    </style:style>
    <style:style style:name="T3" style:family="text">
      <style:text-properties style:font-name="Tahoma" fo:language="en" fo:country="US"/>
    </style:style>
    <style:style style:name="T4" style:family="text">
      <style:text-properties style:font-name="Tahoma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ΛΟΓΙΚΗ ΣΧΕΔΙΑΣΗ</text:p>
      <text:p text:style-name="P2"/>
      <text:p text:style-name="P3">ΕΡΓΑΣΤΗΡΙΟ 1</text:p>
      <text:p text:style-name="P4">Ομάδα:</text:p>
      <text:p text:style-name="P1"><text:span text:style-name="T2">Ιάσονας Παιδόπουλος (ΑΜ: 2009030087)</text:span></text:p>
      <text:p text:style-name="P1"><text:span text:style-name="T2"/></text:p>
      <text:p text:style-name="P5"><text:span text:style-name="T1">Σε αυτό το εργαστήριο μας ζητήθηκε να υλοποιήσουμε μόνο το 4ο υποερώτημα.</text:span></text:p>
      <text:p text:style-name="P5"><text:span text:style-name="T1"/></text:p>
      <text:p text:style-name="P6"><text:span text:style-name="T1">Ερώτημα 4ο</text:span></text:p>
      <text:p text:style-name="P7"><text:span text:style-name="T1">Σε αυτό το ερώτημα μας ζητήθηκε να υλοποιήσουμε με είσοδο μόνο τα </text:span><text:span text:style-name="T3">BUTTON1+ </text:span><text:span text:style-name="T1">και </text:span><text:span text:style-name="T3">BUTTON2+, </text:span><text:span text:style-name="T1">τη συνάρτηση </text:span><text:span text:style-name="T3">XOR </text:span><text:span text:style-name="T1">(</text:span><text:span text:style-name="T3">Exclusive OR) </text:span><text:span text:style-name="T1">που είναι ορισμένη σε δύο μεταβλητές ώς </text:span><text:span text:style-name="T3">x'y+xy' .</text:span></text:p>
      <text:p text:style-name="P7"><text:span text:style-name="T1">Εφόσον είχα στη διάθεσή μου μόνο πύλες </text:span><text:span text:style-name="T3">NAND , NOR </text:span><text:span text:style-name="T1">και </text:span><text:span text:style-name="T3">NOT , </text:span><text:span text:style-name="T1">χρειάστηκε να χρησιμοποιήσω την άλγευρα </text:span><text:span text:style-name="T3">Boole </text:span><text:span text:style-name="T1">και συγκεκριμένα την ιδιότητα </text:span><text:span text:style-name="T3">Demorgan </text:span><text:span text:style-name="T1">προκειμένου να μετατρέψω τις λογικές πύλες </text:span><text:span text:style-name="T3">AND </text:span><text:span text:style-name="T1">και </text:span><text:span text:style-name="T3">OR </text:span><text:span text:style-name="T1">της αρχικής συνάρτησης σε </text:span><text:span text:style-name="T3">NAND </text:span><text:span text:style-name="T1">και </text:span><text:span text:style-name="T3">NOR. </text:span><text:span text:style-name="T1">Ο μετασχηματισμός είχε ώς εξής:</text:span></text:p>
      <text:p text:style-name="P7"><text:span text:style-name="T1"/></text:p>
      <text:p text:style-name="P8"><text:span text:style-name="T1">XOR = <text:s/>x'y+xy' =&gt; (XOR)' = (x'y+xy')' =&gt; (XOR)' = (x'y)' * (xy')' <text:s/>=&gt;</text:span></text:p>
      <text:p text:style-name="P8"><text:span text:style-name="T1"/></text:p>
      <text:p text:style-name="P8"><text:span text:style-name="T1">=&gt; </text:span><text:span text:style-name="T4">XOR = ( (x'y)' * (xy')' )'</text:span></text:p>
      <text:p text:style-name="P8"><text:span text:style-name="T4"/></text:p>
      <text:p text:style-name="P7"><text:span text:style-name="T1">Σύμφωνα με αυτό το μετασχηματισμό, υλοποίησα την σχεδίαση που είχε ώς εξής:</text:span></text:p>
      <text:p text:style-name="P7"><text:span text:style-name="T1"/></text:p>
      <text:p text:style-name="P7"><draw:frame draw:style-name="fr2" draw:name="graphics1" text:anchor-type="paragraph" svg:width="12.832cm" svg:height="7.858cm" draw:z-index="0"><draw:image xlink:href="Pictures/200000070000322100001EB3409F5B70.svm" xlink:type="simple" xlink:show="embed" xlink:actuate="onLoad"/></draw:frame><text:span text:style-name="T1"/></text:p>
      <text:p text:style-name="P7"><text:span text:style-name="T1">Μετά τη σχεδίαση , επιβεβαίωσα την επιτυχία της, δοκιμάζοντας το </text:span><text:span text:style-name="T3">output </text:span><text:span text:style-name="T1">για κάθε </text:span><text:span text:style-name="T3">input </text:span><text:span text:style-name="T1">των </text:span><text:span text:style-name="T3">x </text:span><text:span text:style-name="T1">και </text:span><text:span text:style-name="T3">y. </text:span><text:span text:style-name="T1">Τα αποτελέσματά μου ήταν:</text:span></text:p>
      <text:p text:style-name="P7"><text:span text:style-name="T1"/></text:p>
      <text:p text:style-name="P7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draw:frame draw:style-name="fr1" draw:name="Frame1" text:anchor-type="paragraph" svg:width="3.521cm" draw:z-index="1"><draw:text-box fo:min-height="0cm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table:number-columns-spanned="2" office:value-type="string"><text:p text:style-name="P11">Είσοδοι</text:p></table:table-cell><table:covered-table-cell/><table:table-cell table:style-name="Table2.A1" office:value-type="string"><text:p text:style-name="P11">Έξοδος</text:p></table:table-cell></table:table-row><table:table-row table:style-name="Table2.1"><table:table-cell table:style-name="Table2.A1" office:value-type="string"><text:p text:style-name="P12">A</text:p></table:table-cell><table:table-cell table:style-name="Table2.A1" office:value-type="string"><text:p text:style-name="P12">B</text:p></table:table-cell><table:table-cell table:style-name="Table2.A1" office:value-type="string"><text:p text:style-name="P12">A XOR B</text:p></table:table-cell></table:table-row><table:table-row table:style-name="Table2.3"><table:table-cell table:style-name="Table2.A1" office:value-type="string"><text:p text:style-name="P12">0</text:p></table:table-cell><table:table-cell table:style-name="Table2.A1" office:value-type="string"><text:p text:style-name="P12">0</text:p></table:table-cell><table:table-cell table:style-name="Table2.A1" office:value-type="string"><text:p text:style-name="P12">0</text:p></table:table-cell></table:table-row><table:table-row table:style-name="Table2.3"><table:table-cell table:style-name="Table2.A1" office:value-type="string"><text:p text:style-name="P12">0</text:p></table:table-cell><table:table-cell table:style-name="Table2.A1" office:value-type="string"><text:p text:style-name="P12">1</text:p></table:table-cell><table:table-cell table:style-name="Table2.A1" office:value-type="string"><text:p text:style-name="P12">1</text:p></table:table-cell></table:table-row><table:table-row table:style-name="Table2.3"><table:table-cell table:style-name="Table2.A1" office:value-type="string"><text:p text:style-name="P12">1</text:p></table:table-cell><table:table-cell table:style-name="Table2.A1" office:value-type="string"><text:p text:style-name="P12">0</text:p></table:table-cell><table:table-cell table:style-name="Table2.A1" office:value-type="string"><text:p text:style-name="P12">1</text:p></table:table-cell></table:table-row><table:table-row table:style-name="Table2.3"><table:table-cell table:style-name="Table2.A1" office:value-type="string"><text:p text:style-name="P12">1</text:p></table:table-cell><table:table-cell table:style-name="Table2.A1" office:value-type="string"><text:p text:style-name="P12">1</text:p></table:table-cell><table:table-cell table:style-name="Table2.A1" office:value-type="string"><text:p text:style-name="P12">0</text:p></table:table-cell></table:table-row></table:table></draw:text-box></draw:frame></text:p>
          </table:table-cell>
        </table:table-row>
      </table:table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Αυτά τα αποτελέσματα συμπίπτουν με τον πίνακα αληθείας της </text:span><text:span text:style-name="T3">XOR , </text:span><text:span text:style-name="T1">άρα η σχεδίαση είναι σωστή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1M01S</meta:editing-duration>
    <meta:editing-cycles>3</meta:editing-cycles>
    <meta:generator>OpenOffice.org/3.2$Win32 OpenOffice.org_project/320m18$Build-9502</meta:generator>
    <dc:date>2011-12-15T14:03:44.64</dc:date>
    <meta:document-statistic meta:table-count="2" meta:image-count="1" meta:object-count="0" meta:page-count="1" meta:paragraph-count="30" meta:word-count="188" meta:character-count="1016"/>
    <dc:creator>Jason Pedopoulos</dc:creator>
    <meta:user-defined meta:name="Info 1"/>
    <meta:user-defined meta:name="Info 2"/>
    <meta:user-defined meta:name="Info 3"/>
    <meta:user-defined meta:name="Info 4"/>
  </office:meta>
</office:document-meta>
</file>